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9472in"/>
    </style:style>
    <style:style style:name="co6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1.748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2.0646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0.9063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1.1689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634in" fo:break-before="auto" style:use-optimal-row-height="true"/>
    </style:style>
    <style:style style:name="ro7" style:family="table-row">
      <style:table-row-properties style:row-height="0.7252in" fo:break-before="auto" style:use-optimal-row-height="false"/>
    </style:style>
    <style:style style:name="ro8" style:family="table-row">
      <style:table-row-properties style:row-height="0.4972in" fo:break-before="auto" style:use-optimal-row-height="true"/>
    </style:style>
    <style:style style:name="ro9" style:family="table-row">
      <style:table-row-properties style:row-height="0.8189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1.5028in" fo:break-before="auto" style:use-optimal-row-height="false"/>
    </style:style>
    <style:style style:name="ro12" style:family="table-row">
      <style:table-row-properties style:row-height="1.2638in" fo:break-before="auto" style:use-optimal-row-height="true"/>
    </style:style>
    <style:style style:name="ro13" style:family="table-row">
      <style:table-row-properties style:row-height="0.8083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0.9736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839in" fo:break-before="auto" style:use-optimal-row-height="true"/>
    </style:style>
    <style:style style:name="ro23" style:family="table-row">
      <style:table-row-properties style:row-height="0.5075in" fo:break-before="auto" style:use-optimal-row-height="true"/>
    </style:style>
    <style:style style:name="ro24" style:family="table-row">
      <style:table-row-properties style:row-height="0.6736in" fo:break-before="auto" style:use-optimal-row-height="true"/>
    </style:style>
    <style:style style:name="ro25" style:family="table-row">
      <style:table-row-properties style:row-height="1.6783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2.0102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1.5752in" fo:break-before="auto" style:use-optimal-row-height="true"/>
    </style:style>
    <style:style style:name="ro31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37">
      <style:table-cell-properties fo:border="0.0008in solid #000000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 style:data-style-name="N100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5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start"/>
      <style:text-properties fo:font-weight="normal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" style:font-size-complex="10pt"/>
    </style:style>
    <style:style style:name="ce22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gr1" style:family="graphic">
      <style:graphic-properties draw:marker-start="Extrémité_20_de_20_ligne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weight="bold"/>
    </style:style>
    <style:style style:name="T4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5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font-size="10pt" style:font-name-asian="Lucida Sans Unicode" style:font-size-asian="10pt" style:font-name-complex="Tahoma" style:font-size-complex="10pt"/>
    </style:style>
  </office:automatic-styles>
  <office:body>
    <office:spreadsheet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Collaboration Suite Sniff test</text:p>
            <text:p><text:span text:style-name="T2">Total time: 115 mins</text:span></text:p>
            <text:p><text:span text:style-name="T2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Dung.nguyenthi</text:p>
          </table:table-cell>
          <table:table-cell office:value-type="string">
            <text:p>FF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NotRun</text:p>
          </table:table-cell>
          <table:table-cell table:style-name="ce9" office:value-type="float" office:value="72">
            <text:p>72</text:p>
          </table:table-cell>
          <table:table-cell table:number-columns-repeated="4"/>
        </table:table-row>
      </table:table>
      <table:table table:name="Sniff Test" table:style-name="ta1" table:print="false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4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" table:number-columns-repeated="242" table:default-cell-style-name="ce13"/>
        <table:table-row table:style-name="ro3">
          <table:table-cell table:style-name="ce10" office:value-type="string">
            <text:p>Category</text:p>
          </table:table-cell>
          <table:table-cell table:style-name="ce14" office:value-type="string">
            <text:p>Group function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hecks list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Expected Result</text:p>
          </table:table-cell>
          <table:table-cell table:style-name="ce14" office:value-type="string">
            <text:p>Test Result</text:p>
          </table:table-cell>
          <table:table-cell table:style-name="ce14" office:value-type="string">
            <text:p>JIRA Issue</text:p>
          </table:table-cell>
          <table:table-cell table:style-name="ce14" office:value-type="string">
            <text:p>Comments</text:p>
          </table:table-cell>
          <table:table-cell table:style-name="ce14" office:value-type="string">
            <office:annotation draw:style-name="gr1" draw:text-style-name="P2" svg:width="1.1402in" svg:height="0.3902in" svg:x="16.2752in" svg:y="0.0004in" draw:caption-point-x="-16.2752in" draw:caption-point-y="-0.0004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4" office:value-type="string">
            <text:p>Tester</text:p>
          </table:table-cell>
          <table:table-cell table:style-name="ce26" table:number-columns-repeated="242"/>
        </table:table-row>
        <table:table-row table:style-name="ro4">
          <table:table-cell table:style-name="ce11" office:value-type="string">
            <text:p>Public</text:p>
          </table:table-cell>
          <table:table-cell table:style-name="ce15" office:value-type="string">
            <text:p>W3C</text:p>
          </table:table-cell>
          <table:table-cell table:style-name="ce15" office:value-type="string">
            <text:p>SNF_CS_01</text:p>
          </table:table-cell>
          <table:table-cell table:style-name="ce17" office:value-type="string">
            <text:p>WC3 check for pages in public</text:p>
          </table:table-cell>
          <table:table-cell table:style-name="ce19" office:value-type="string">
            <text:p>View source code of a page and check in W3C</text:p>
          </table:table-cell>
          <table:table-cell table:style-name="ce17" office:value-type="string">
            <text:p>No broken error</text:p>
          </table:table-cell>
          <table:table-cell table:style-name="ce22" office:value-type="string">
            <text:p>NotRun</text:p>
          </table:table-cell>
          <table:table-cell table:style-name="ce23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style-name="ce27" table:number-columns-repeated="242"/>
        </table:table-row>
        <table:table-row table:style-name="ro5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2</text:p>
          </table:table-cell>
          <table:table-cell table:style-name="ce17" office:value-type="string">
            <text:p>Create group calendar</text:p>
          </table:table-cell>
          <table:table-cell table:style-name="ce17" office:value-type="string">
            <text:p>- Click on Calendar actions and select <text:span text:style-name="T3">Add group</text:span></text:p>
            <text:p><text:span text:style-name="T4">- Input Group Name and click </text:span><text:span text:style-name="T5">Save</text:span></text:p>
          </table:table-cell>
          <table:table-cell table:style-name="ce17" office:value-type="string">
            <text:p>New calendar group is added. It only displayed in the left pane when a calendar is added on it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6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3</text:p>
          </table:table-cell>
          <table:table-cell table:style-name="ce17" office:value-type="string">
            <text:p>Add calendar </text:p>
          </table:table-cell>
          <table:table-cell table:style-name="ce17" office:value-type="string">
            <text:p>- Click on Calendar actions and select<text:span text:style-name="T3"> Add calendar</text:span></text:p>
            <text:p><text:span text:style-name="T4">- Input Display Name and click </text:span><text:span text:style-name="T5">Save</text:span></text:p>
          </table:table-cell>
          <table:table-cell table:style-name="ce17" office:value-type="string">
            <text:p>New calendar is added successfully &amp; displayed in calendar list in left pa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7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4</text:p>
          </table:table-cell>
          <table:table-cell table:style-name="ce17" office:value-type="string">
            <text:p>Add event</text:p>
          </table:table-cell>
          <table:table-cell table:style-name="ce17" office:value-type="string">
            <text:p>- Click <text:span text:style-name="T3">Add event</text:span> from Action bar</text:p>
            <text:p><text:span text:style-name="T4">- Input Event Summary and click </text:span><text:span text:style-name="T4">Save</text:span></text:p>
          </table:table-cell>
          <table:table-cell table:style-name="ce17" office:value-type="string">
            <text:p>New event is added successfully &amp; displayed in working area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8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5</text:p>
          </table:table-cell>
          <table:table-cell table:style-name="ce17" office:value-type="string">
            <text:p>Add task</text:p>
          </table:table-cell>
          <table:table-cell table:style-name="ce17" office:value-type="string">
            <text:p>- Click <text:span text:style-name="T3">Add task</text:span> from Action bar</text:p>
            <text:p><text:span text:style-name="T4">- Input Event Summary and click </text:span><text:span text:style-name="T5">Save</text:span></text:p>
          </table:table-cell>
          <table:table-cell table:style-name="ce17" office:value-type="string">
            <text:p>New calendar group is added &amp; displayed in the left pa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9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6</text:p>
          </table:table-cell>
          <table:table-cell table:style-name="ce17" office:value-type="string">
            <text:p>Check highlight mini calendar</text:p>
          </table:table-cell>
          <table:table-cell table:style-name="ce17" office:value-type="string">
            <text:p>Check mini calendar from left pane</text:p>
          </table:table-cell>
          <table:table-cell table:style-name="ce17" office:value-type="string">
            <text:p>- Date has event/task is highlighted</text:p>
            <text:p><text:span text:style-name="T4">- Click on a day, all events and </text:span><text:span text:style-name="T4">tasks of that day are shown in </text:span><text:span text:style-name="T4">working pane</text:span>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0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7</text:p>
          </table:table-cell>
          <table:table-cell table:style-name="ce17" office:value-type="string">
            <text:p>Check pop-up reminder</text:p>
          </table:table-cell>
          <table:table-cell table:style-name="ce20" office:value-type="string">
            <text:p><text:span text:style-name="T4">In Add new event form:</text:span></text:p>
            <text:p><text:span text:style-name="T4">- Input Event Summary </text:span></text:p>
            <text:p><text:span text:style-name="T4">- In Reminders tab, check Show a </text:span><text:span text:style-name="T4">notification popup</text:span></text:p>
            <text:p><text:span text:style-name="T4">- Choose the Repeat</text:span></text:p>
            <text:p><text:span text:style-name="T4">- Click </text:span><text:span text:style-name="T5">Save</text:span></text:p>
          </table:table-cell>
          <table:table-cell table:style-name="ce17" office:value-type="string">
            <text:p>Remind popup is shown at the right time</text:p>
          </table:table-cell>
          <table:table-cell table:style-name="ce22" office:value-type="string">
            <text:p>Failed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0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8</text:p>
          </table:table-cell>
          <table:table-cell table:style-name="ce17" office:value-type="string">
            <text:p>Check email reminder</text:p>
          </table:table-cell>
          <table:table-cell table:style-name="ce20" office:value-type="string">
            <text:p><text:span text:style-name="T4">In Add new event form:</text:span></text:p>
            <text:p><text:span text:style-name="T4">- Input Event Summary </text:span></text:p>
            <text:p><text:span text:style-name="T4">- In Reminders tab, check </text:span><text:span text:style-name="T4">Reminders by email</text:span></text:p>
            <text:p><text:span text:style-name="T4">- Choose the Repeat</text:span></text:p>
            <text:p><text:span text:style-name="T4">- Click </text:span><text:span text:style-name="T5">Save </text:span></text:p>
          </table:table-cell>
          <table:table-cell table:style-name="ce17" office:value-type="string">
            <text:p>Remind mail is sent at the right tim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1">
          <table:table-cell table:style-name="ce12" office:value-type="string">
            <text:p>Calendar</text:p>
          </table:table-cell>
          <table:table-cell table:style-name="ce12" office:value-type="string">
            <text:p>Share calendar</text:p>
          </table:table-cell>
          <table:table-cell table:style-name="ce15" office:value-type="string">
            <text:p>SNF_CS_09</text:p>
          </table:table-cell>
          <table:table-cell table:style-name="ce17" office:value-type="string">
            <text:p>Share calendar</text:p>
          </table:table-cell>
          <table:table-cell table:style-name="ce17" office:value-type="string">
            <text:p>- Click on Calendar actions to Add new Group and Calendar</text:p>
            <text:p>- Right click on existed calendar and select Share </text:p>
            <text:p>- Input or select User in User name to share and select Save</text:p>
            <text:p>- In shared user, show shared calendar with root user name</text:p>
          </table:table-cell>
          <table:table-cell table:style-name="ce17" office:value-type="string">
            <text:p>Share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2">
          <table:table-cell table:style-name="ce12" office:value-type="string">
            <text:p>Calendar</text:p>
          </table:table-cell>
          <table:table-cell table:style-name="ce12" office:value-type="string">
            <text:p>Share calendar</text:p>
          </table:table-cell>
          <table:table-cell table:style-name="ce15" office:value-type="string">
            <text:p>SNF_CS_10</text:p>
          </table:table-cell>
          <table:table-cell table:style-name="ce17" office:value-type="string">
            <text:p>Add events for shared calendar</text:p>
          </table:table-cell>
          <table:table-cell table:style-name="ce20" office:value-type="string">
            <text:p><text:span text:style-name="T4">- Create personal calendar</text:span></text:p>
            <text:p><text:span text:style-name="T4">- Share added calendar with edit </text:span><text:span text:style-name="T4">right</text:span></text:p>
            <text:p><text:span text:style-name="T4">- Login by shared user</text:span></text:p>
            <text:p><text:span text:style-name="T4">- Right click on shared calendar </text:span><text:span text:style-name="T4">and select Add event</text:span></text:p>
            <text:p><text:span text:style-name="T4">- Input Event summary and click </text:span><text:span text:style-name="T5">Save</text:span></text:p>
          </table:table-cell>
          <table:table-cell table:style-name="ce17" office:value-type="string">
            <text:p>Add event on shared calendar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2">
          <table:table-cell table:style-name="ce12" office:value-type="string">
            <text:p>Calendar</text:p>
          </table:table-cell>
          <table:table-cell table:style-name="ce12" office:value-type="string">
            <text:p>Share calendar</text:p>
          </table:table-cell>
          <table:table-cell table:style-name="ce15" office:value-type="string">
            <text:p>SNF_CS_11</text:p>
          </table:table-cell>
          <table:table-cell table:style-name="ce17" office:value-type="string">
            <text:p>Add tasks for shared calendar</text:p>
          </table:table-cell>
          <table:table-cell table:style-name="ce20" office:value-type="string">
            <text:p><text:span text:style-name="T4">- Create personal calendar</text:span></text:p>
            <text:p><text:span text:style-name="T4">- Share added calendar with edit </text:span><text:span text:style-name="T4">right</text:span></text:p>
            <text:p><text:span text:style-name="T4">- Login by shared user</text:span></text:p>
            <text:p><text:span text:style-name="T4">- Right click on shared calendar </text:span><text:span text:style-name="T4">and select Add task</text:span></text:p>
            <text:p><text:span text:style-name="T4">- Input Task summary and click </text:span><text:span text:style-name="T5">Save</text:span></text:p>
          </table:table-cell>
          <table:table-cell table:style-name="ce17" office:value-type="string">
            <text:p>Add task on shared calendar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3">
          <table:table-cell table:style-name="ce12" office:value-type="string">
            <text:p>Calendar</text:p>
          </table:table-cell>
          <table:table-cell table:style-name="ce12" office:value-type="string">
            <text:p>Public calendar</text:p>
          </table:table-cell>
          <table:table-cell table:style-name="ce15" office:value-type="string">
            <text:p>SNF_CS_12</text:p>
          </table:table-cell>
          <table:table-cell table:style-name="ce17" office:value-type="string">
            <text:p>Create public calendar</text:p>
          </table:table-cell>
          <table:table-cell table:style-name="ce17" office:value-type="string">
            <text:p>In Add new calendar form:</text:p>
            <text:p><text:span text:style-name="T4">- Input Display Name <text:s/></text:span></text:p>
            <text:p><text:span text:style-name="T4">- In Groups tab, choose group(s) </text:span><text:span text:style-name="T4">and select User name</text:span></text:p>
            <text:p><text:span text:style-name="T4">- Click </text:span><text:span text:style-name="T5">Save</text:span></text:p>
          </table:table-cell>
          <table:table-cell table:style-name="ce17" office:value-type="string">
            <text:p>New public calendar is added successfully &amp; displayed in group calendars list in corresponding group in left pa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Calendar</text:p>
          </table:table-cell>
          <table:table-cell table:style-name="ce12" office:value-type="string">
            <text:p>Public calendar</text:p>
          </table:table-cell>
          <table:table-cell table:style-name="ce15" office:value-type="string">
            <text:p>SNF_CS_13</text:p>
          </table:table-cell>
          <table:table-cell table:style-name="ce17" office:value-type="string">
            <text:p>Add events for public calendar</text:p>
          </table:table-cell>
          <table:table-cell table:style-name="ce17" office:value-type="string">
            <text:p>- Login by user who has edit right on a public calendar</text:p>
            <text:p>- Add new event</text:p>
          </table:table-cell>
          <table:table-cell table:style-name="ce17" office:value-type="string">
            <text:p>New event for that public calendar is added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Calendar</text:p>
          </table:table-cell>
          <table:table-cell table:style-name="ce12" office:value-type="string">
            <text:p>Public calendar</text:p>
          </table:table-cell>
          <table:table-cell table:style-name="ce15" office:value-type="string">
            <text:p>SNF_CS_14</text:p>
          </table:table-cell>
          <table:table-cell table:style-name="ce17" office:value-type="string">
            <text:p>Add tasks for public calendar</text:p>
          </table:table-cell>
          <table:table-cell table:style-name="ce17" office:value-type="string">
            <text:p>- Login by user who has edit right on a public calendar</text:p>
            <text:p>- Add new task</text:p>
          </table:table-cell>
          <table:table-cell table:style-name="ce17" office:value-type="string">
            <text:p>New task for that public calendar is added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4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15</text:p>
          </table:table-cell>
          <table:table-cell table:style-name="ce17" office:value-type="string">
            <text:p>Check displaying added task/event in all views</text:p>
          </table:table-cell>
          <table:table-cell table:style-name="ce17" office:value-type="string">
            <text:p>Choose View type from list</text:p>
          </table:table-cell>
          <table:table-cell table:style-name="ce17" office:value-type="string">
            <text:p>Event/task is shown proper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5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16</text:p>
          </table:table-cell>
          <table:table-cell table:style-name="ce17" office:value-type="string">
            <text:p>Drag-drop task/event</text:p>
          </table:table-cell>
          <table:table-cell table:style-name="ce20" office:value-type="string">
            <text:p>- Choose View type from list (except Year view, List View)</text:p>
            <text:p>- Drag &amp; drop added task/event in working pane</text:p>
          </table:table-cell>
          <table:table-cell table:style-name="ce17" office:value-type="string">
            <text:p>Task/event is moved to new place in working pa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6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17</text:p>
          </table:table-cell>
          <table:table-cell table:style-name="ce17" office:value-type="string">
            <text:p>Re-size</text:p>
          </table:table-cell>
          <table:table-cell table:style-name="ce20" office:value-type="string">
            <text:p><text:span text:style-name="T4">- Choose View type from list </text:span><text:span text:style-name="T4">(except Year view, List View)</text:span></text:p>
            <text:p><text:span text:style-name="T4">- Resize time of task/event</text:span></text:p>
          </table:table-cell>
          <table:table-cell table:style-name="ce17" office:value-type="string">
            <text:p>Time of task/event is chang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4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18</text:p>
          </table:table-cell>
          <table:table-cell table:style-name="ce18" office:value-type="string">
            <text:p>View task/event</text:p>
          </table:table-cell>
          <table:table-cell table:style-name="ce17" office:value-type="string">
            <text:p>Right click on event/task and choose View</text:p>
          </table:table-cell>
          <table:table-cell table:style-name="ce17" office:value-type="string">
            <text:p>Event/task content is shown proper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6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19</text:p>
          </table:table-cell>
          <table:table-cell table:style-name="ce17" office:value-type="string">
            <text:p>Edit event/task</text:p>
          </table:table-cell>
          <table:table-cell table:style-name="ce20" office:value-type="string">
            <text:p><text:span text:style-name="T4">- Right click on one existing event/</text:span><text:span text:style-name="T4">task and select </text:span><text:span text:style-name="T5">Edit</text:span></text:p>
            <text:p><text:span text:style-name="T4">- Change values and click </text:span><text:span text:style-name="T5">Save</text:span></text:p>
          </table:table-cell>
          <table:table-cell table:style-name="ce17" office:value-type="string">
            <text:p>Changes on that event/task are saved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6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20</text:p>
          </table:table-cell>
          <table:table-cell table:style-name="ce17" office:value-type="string">
            <text:p>Delete event/task</text:p>
          </table:table-cell>
          <table:table-cell table:style-name="ce20" office:value-type="string">
            <text:p><text:span text:style-name="T4">- Right click on added task/event </text:span><text:span text:style-name="T4">and select </text:span><text:span text:style-name="T5">Delete</text:span></text:p>
            <text:p><text:span text:style-name="T4">- Click OK to confirm</text:span></text:p>
          </table:table-cell>
          <table:table-cell table:style-name="ce17" office:value-type="string">
            <text:p>Task/event is remov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7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21</text:p>
          </table:table-cell>
          <table:table-cell table:style-name="ce17" office:value-type="string">
            <text:p>Import calendar</text:p>
          </table:table-cell>
          <table:table-cell table:style-name="ce17" office:value-type="string">
            <text:p>- Click on Calendar actions and select Import</text:p>
            <text:p><text:span text:style-name="T4">- Select format </text:span></text:p>
            <text:p><text:span text:style-name="T4">- Upload file</text:span></text:p>
            <text:p><text:span text:style-name="T4">- Choose calendar</text:span></text:p>
            <text:p><text:span text:style-name="T4">- Click </text:span><text:span text:style-name="T5">Save</text:span></text:p>
          </table:table-cell>
          <table:table-cell table:style-name="ce17" office:value-type="string">
            <text:p>Import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6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22</text:p>
          </table:table-cell>
          <table:table-cell table:style-name="ce17" office:value-type="string">
            <text:p>Export calendar</text:p>
          </table:table-cell>
          <table:table-cell table:style-name="ce20" office:value-type="string">
            <text:p><text:span text:style-name="T4">- Right click on existing calendar </text:span><text:span text:style-name="T4">and select Export</text:span></text:p>
            <text:p><text:span text:style-name="T4">- Click </text:span><text:span text:style-name="T5">Save</text:span></text:p>
          </table:table-cell>
          <table:table-cell table:style-name="ce17" office:value-type="string">
            <text:p>Export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4">
          <table:table-cell table:style-name="ce12" office:value-type="string">
            <text:p>Calendar</text:p>
          </table:table-cell>
          <table:table-cell table:style-name="ce12" office:value-type="string">
            <text:p>Search</text:p>
          </table:table-cell>
          <table:table-cell table:style-name="ce15" office:value-type="string">
            <text:p>SNF_CS_23</text:p>
          </table:table-cell>
          <table:table-cell table:style-name="ce17" office:value-type="string">
            <text:p>Quick search</text:p>
          </table:table-cell>
          <table:table-cell table:style-name="ce17" office:value-type="string">
            <text:p>Input a normal text and click Search icon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Calendar</text:p>
          </table:table-cell>
          <table:table-cell table:style-name="ce12" office:value-type="string">
            <text:p>Search</text:p>
          </table:table-cell>
          <table:table-cell table:style-name="ce15" office:value-type="string">
            <text:p>SNF_CS_24</text:p>
          </table:table-cell>
          <table:table-cell table:style-name="ce17" office:value-type="string">
            <text:p>Advanced search (simple case)</text:p>
          </table:table-cell>
          <table:table-cell table:style-name="ce17" office:value-type="string">
            <text:p>In Advanced search form:</text:p>
            <text:p>- Input search condition</text:p>
            <text:p>- Click <text:span text:style-name="T3">Search</text:span>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25</text:p>
          </table:table-cell>
          <table:table-cell table:style-name="ce17" office:value-type="string">
            <text:p>Create mail account</text:p>
          </table:table-cell>
          <table:table-cell table:style-name="ce17" office:value-type="string">
            <text:p>Create 2 accounts (one IMAP , one POP3, each account has about 10 - 20 messages )</text:p>
          </table:table-cell>
          <table:table-cell table:style-name="ce17" office:value-type="string">
            <text:p>Create account is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26</text:p>
          </table:table-cell>
          <table:table-cell table:style-name="ce17" office:value-type="string">
            <text:p>Check mail</text:p>
            <text:p/>
          </table:table-cell>
          <table:table-cell table:style-name="ce17" office:value-type="string">
            <text:p>After creating account mail</text:p>
            <text:p>- Click <text:span text:style-name="T3">Get mail </text:span>button on tool bar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8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27</text:p>
          </table:table-cell>
          <table:table-cell table:style-name="ce17" office:value-type="string">
            <text:p>Compose mail</text:p>
          </table:table-cell>
          <table:table-cell table:style-name="ce17" office:value-type="string">
            <text:p>After creating account mail</text:p>
            <text:p>- Click <text:span text:style-name="T3">Compose</text:span> button on tool bar</text:p>
          </table:table-cell>
          <table:table-cell table:style-name="ce17" office:value-type="string">
            <text:p>- Compose new mail form appears</text:p>
            <text:p>- Mail is sent successfully after input required fields &amp; click <text:span text:style-name="T3">Send</text:span>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9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28</text:p>
          </table:table-cell>
          <table:table-cell table:style-name="ce17" office:value-type="string">
            <text:p>Reply</text:p>
          </table:table-cell>
          <table:table-cell table:style-name="ce17" office:value-type="string">
            <text:p>After getting mails from server</text:p>
            <text:p>- Right click on one mail from list and choose <text:span text:style-name="T3">Reply to </text:span><text:span text:style-name="T3">sender </text:span><text:span text:style-name="T6">option</text:span></text:p>
            <text:p><text:span text:style-name="T6">- Input required field</text:span></text:p>
            <text:p><text:span text:style-name="T6">- Click </text:span><text:span text:style-name="T3">Send mail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8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29</text:p>
          </table:table-cell>
          <table:table-cell table:style-name="ce17" office:value-type="string">
            <text:p>Forward</text:p>
          </table:table-cell>
          <table:table-cell table:style-name="ce17" office:value-type="string">
            <text:p>After getting mails from server</text:p>
            <text:p>- Right click on selected mail and choose <text:span text:style-name="T3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3">Send mail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0</text:p>
          </table:table-cell>
          <table:table-cell table:style-name="ce17" office:value-type="string">
            <text:p>Attachment</text:p>
          </table:table-cell>
          <table:table-cell table:style-name="ce17" office:value-type="string">
            <text:p>In compose mail form</text:p>
            <text:p>- Click attach file icon on the form</text:p>
            <text:p>- Perform to load attachment</text:p>
          </table:table-cell>
          <table:table-cell table:style-name="ce17" office:value-type="string">
            <text:p>- Attach file successfully</text:p>
            <text:p>- Send mail with attachment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1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After getting mails from server</text:p>
            <text:p>- Choose some mails from list</text:p>
            <text:p>- Click <text:span text:style-name="T3">Delete </text:span><text:span text:style-name="T6">on action bar</text:span></text:p>
          </table:table-cell>
          <table:table-cell table:style-name="ce17" office:value-type="string">
            <text:p>Selected mails are removed from current folde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0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2</text:p>
          </table:table-cell>
          <table:table-cell table:style-name="ce17" office:value-type="string">
            <text:p>Move</text:p>
          </table:table-cell>
          <table:table-cell table:style-name="ce17" office:value-type="string">
            <text:p>After getting mails from server</text:p>
            <text:p>- Choose some mails from list</text:p>
            <text:p>- Click <text:span text:style-name="T3">Move </text:span><text:span text:style-name="T6">button on action </text:span><text:span text:style-name="T6">bar</text:span></text:p>
            <text:p><text:span text:style-name="T6">- Choose destination</text:span></text:p>
          </table:table-cell>
          <table:table-cell table:style-name="ce17" office:value-type="string">
            <text:p>Actions are done, selected mails are moved to new plac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0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3</text:p>
          </table:table-cell>
          <table:table-cell table:style-name="ce17" office:value-type="string">
            <text:p>Drag-drop mail</text:p>
          </table:table-cell>
          <table:table-cell table:style-name="ce17"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table:style-name="ce17" office:value-type="string">
            <text:p>Actions are done, selected mails are moved to new plac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8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4</text:p>
          </table:table-cell>
          <table:table-cell table:style-name="ce17" office:value-type="string">
            <text:p>Actions on specific message</text:p>
          </table:table-cell>
          <table:table-cell table:style-name="ce17" office:value-type="string">
            <text:p>After checked some mails</text:p>
            <text:p>- Open Inbox folder</text:p>
            <text:p>- Right click on a message</text:p>
            <text:p>- Try to perform with Options on menu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5</text:p>
          </table:table-cell>
          <table:table-cell table:style-name="ce17" office:value-type="string">
            <text:p>Add new folder</text:p>
          </table:table-cell>
          <table:table-cell table:style-name="ce17" office:value-type="string">
            <text:p>In Add new folder form:</text:p>
            <text:p>- Input required values</text:p>
            <text:p>- Click <text:span text:style-name="T3">Save</text:span></text:p>
          </table:table-cell>
          <table:table-cell table:style-name="ce17" office:value-type="string">
            <text:p>New folder is added successfully &amp; displayed in folders list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8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6</text:p>
          </table:table-cell>
          <table:table-cell table:style-name="ce17" office:value-type="string">
            <text:p>Actions on specific Folder</text:p>
          </table:table-cell>
          <table:table-cell table:style-name="ce17" office:value-type="string">
            <text:p><text:span text:style-name="T6">- Add new folder</text:span></text:p>
            <text:p><text:span text:style-name="T6">- Perform to move some mails </text:span><text:span text:style-name="T6">to new added folder</text:span></text:p>
            <text:p><text:span text:style-name="T6">- Do actions in right click menu </text:span><text:span text:style-name="T6">of new added folder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3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7</text:p>
          </table:table-cell>
          <table:table-cell table:style-name="ce17" office:value-type="string">
            <text:p>Create tag</text:p>
          </table:table-cell>
          <table:table-cell table:style-name="ce17" office:value-type="string">
            <text:p>Create new tag</text:p>
          </table:table-cell>
          <table:table-cell table:style-name="ce17" office:value-type="string">
            <text:p>New tag is add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8</text:p>
          </table:table-cell>
          <table:table-cell table:style-name="ce17" office:value-type="string">
            <text:p>Actions on specific Tag</text:p>
          </table:table-cell>
          <table:table-cell table:style-name="ce17" office:value-type="string">
            <text:p><text:span text:style-name="T6">- Add tag for some mails</text:span></text:p>
            <text:p><text:span text:style-name="T6">- Right-click on the tag &amp; </text:span><text:span text:style-name="T6">perform actions from menu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0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9</text:p>
          </table:table-cell>
          <table:table-cell table:style-name="ce17" office:value-type="string">
            <text:p>Click on actions of Action bar</text:p>
          </table:table-cell>
          <table:table-cell table:style-name="ce17" office:value-type="string">
            <text:p>After checked some mails</text:p>
            <text:p>- Open Inbox folder</text:p>
            <text:p>- Check a mail</text:p>
            <text:p>- Click on actions of action bar 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0">
          <table:table-cell table:style-name="ce12" office:value-type="string">
            <text:p>Mail</text:p>
          </table:table-cell>
          <table:table-cell table:style-name="ce16" office:value-type="string">
            <text:p>Search</text:p>
          </table:table-cell>
          <table:table-cell table:style-name="ce15" office:value-type="string">
            <text:p>SNF_CS_40</text:p>
          </table:table-cell>
          <table:table-cell table:style-name="ce17" office:value-type="string">
            <text:p>Quick search</text:p>
          </table:table-cell>
          <table:table-cell table:style-name="ce17" office:value-type="string">
            <text:p>After checked some mails</text:p>
            <text:p>- Input keyword into combo box of quick search</text:p>
            <text:p>- Click <text:span text:style-name="T3">Search </text:span><text:span text:style-name="T6"><text:s/>icon</text:span>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Mail</text:p>
          </table:table-cell>
          <table:table-cell table:style-name="ce16" office:value-type="string">
            <text:p>Search</text:p>
          </table:table-cell>
          <table:table-cell table:style-name="ce15" office:value-type="string">
            <text:p>SNF_CS_41</text:p>
          </table:table-cell>
          <table:table-cell table:style-name="ce17" office:value-type="string">
            <text:p>Advanced search (simple case)</text:p>
          </table:table-cell>
          <table:table-cell table:style-name="ce17" office:value-type="string">
            <text:p>In Advanced search form</text:p>
            <text:p>- Input search condition</text:p>
            <text:p>- Click <text:span text:style-name="T3">Search</text:span>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Contact</text:p>
          </table:table-cell>
          <table:table-cell table:style-name="ce12" office:value-type="string">
            <text:p>Create new</text:p>
          </table:table-cell>
          <table:table-cell table:style-name="ce15" office:value-type="string">
            <text:p>SNF_CS_42</text:p>
          </table:table-cell>
          <table:table-cell table:style-name="ce17" office:value-type="string">
            <text:p>Create Address book</text:p>
            <text:p/>
          </table:table-cell>
          <table:table-cell table:style-name="ce17" office:value-type="string">
            <text:p>- Click on Address book actions and select Add</text:p>
            <text:p>- Input Name and click Save</text:p>
          </table:table-cell>
          <table:table-cell table:style-name="ce17" office:value-type="string">
            <text:p>Create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0">
          <table:table-cell table:style-name="ce12" office:value-type="string">
            <text:p>Contact</text:p>
          </table:table-cell>
          <table:table-cell table:style-name="ce12" office:value-type="string">
            <text:p>Create new</text:p>
          </table:table-cell>
          <table:table-cell table:style-name="ce15" office:value-type="string">
            <text:p>SNF_CS_43</text:p>
          </table:table-cell>
          <table:table-cell table:style-name="ce17" office:value-type="string">
            <text:p>Create <text:s/>Contact </text:p>
          </table:table-cell>
          <table:table-cell table:style-name="ce17" office:value-type="string">
            <text:p>- Right click on existed address book and select <text:span text:style-name="T3">Add</text:span></text:p>
            <text:p><text:span text:style-name="T4">- </text:span>Input First Name and Last Name then click<text:span text:style-name="T3"> Save</text:span></text:p>
          </table:table-cell>
          <table:table-cell table:style-name="ce17" office:value-type="string">
            <text:p>New contact is added successfully in selected Address book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5">
          <table:table-cell table:style-name="ce12" office:value-type="string">
            <text:p>Contact</text:p>
          </table:table-cell>
          <table:table-cell table:style-name="ce12" office:value-type="string">
            <text:p>Share</text:p>
          </table:table-cell>
          <table:table-cell table:style-name="ce15" office:value-type="string">
            <text:p>SNF_CS_44</text:p>
          </table:table-cell>
          <table:table-cell table:style-name="ce17" office:value-type="string">
            <text:p>Share address book</text:p>
          </table:table-cell>
          <table:table-cell table:style-name="ce20" office:value-type="string">
            <text:p><text:span text:style-name="T4">- Right click on added address </text:span><text:span text:style-name="T4">book and select </text:span><text:span text:style-name="T5">Share</text:span></text:p>
            <text:p><text:span text:style-name="T4">- Input or select User or Group </text:span><text:span text:style-name="T4">and click </text:span><text:span text:style-name="T5">Save</text:span></text:p>
          </table:table-cell>
          <table:table-cell table:style-name="ce17" office:value-type="string">
            <text:p>Action is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5">
          <table:table-cell table:style-name="ce12" office:value-type="string">
            <text:p>Contact</text:p>
          </table:table-cell>
          <table:table-cell table:style-name="ce12" office:value-type="string">
            <text:p>Share</text:p>
          </table:table-cell>
          <table:table-cell table:style-name="ce15" office:value-type="string">
            <text:p>SNF_CS_45</text:p>
          </table:table-cell>
          <table:table-cell table:style-name="ce17" office:value-type="string">
            <text:p>Share contact</text:p>
          </table:table-cell>
          <table:table-cell table:style-name="ce20" office:value-type="string">
            <text:p><text:span text:style-name="T4">- Right click on this contact and </text:span><text:span text:style-name="T4">select </text:span><text:span text:style-name="T5">Share</text:span></text:p>
            <text:p><text:span text:style-name="T4">- Input or select User or Group </text:span><text:span text:style-name="T4">and click </text:span><text:span text:style-name="T5">Save</text:span></text:p>
          </table:table-cell>
          <table:table-cell table:style-name="ce17" office:value-type="string">
            <text:p>Action is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4">
          <table:table-cell table:style-name="ce12" office:value-type="string">
            <text:p>Contact</text:p>
          </table:table-cell>
          <table:table-cell table:style-name="ce12" office:value-type="string">
            <text:p>Display</text:p>
          </table:table-cell>
          <table:table-cell table:style-name="ce15" office:value-type="string">
            <text:p>SNF_CS_46</text:p>
          </table:table-cell>
          <table:table-cell table:style-name="ce17" office:value-type="string">
            <text:p>Switch views </text:p>
          </table:table-cell>
          <table:table-cell table:style-name="ce17" office:value-type="string">
            <text:p>- Click List or Vcard to view contact</text:p>
          </table:table-cell>
          <table:table-cell table:style-name="ce17" office:value-type="string">
            <text:p>Contact are shown properly in both 2 views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1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47</text:p>
          </table:table-cell>
          <table:table-cell table:style-name="ce17" office:value-type="string">
            <text:p>Import Address book</text:p>
          </table:table-cell>
          <table:table-cell table:style-name="ce17" office:value-type="string">
            <text:p>- Right click on existed address book &amp; select <text:span text:style-name="T3">Import </text:span>or select <text:span text:style-name="T3">Import </text:span><text:span text:style-name="T6">in tool bar</text:span></text:p>
            <text:p><text:span text:style-name="T4">- Choose address book to be </text:span><text:span text:style-name="T4">destination</text:span></text:p>
            <text:p><text:span text:style-name="T4">- Select format</text:span></text:p>
            <text:p><text:span text:style-name="T4">- Upload valid file and click </text:span><text:span text:style-name="T5">Save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1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48</text:p>
          </table:table-cell>
          <table:table-cell table:style-name="ce17" office:value-type="string">
            <text:p>Export Address book</text:p>
          </table:table-cell>
          <table:table-cell table:style-name="ce17" office:value-type="string">
            <text:p>- Right click on existed address book &amp; select <text:span text:style-name="T3">Export</text:span> or select <text:span text:style-name="T3">Export </text:span><text:span text:style-name="T6">in tool bar</text:span></text:p>
            <text:p><text:span text:style-name="T4">- Select address book(s) </text:span></text:p>
            <text:p><text:span text:style-name="T4">- Input Name</text:span></text:p>
            <text:p><text:span text:style-name="T4">- Select format</text:span></text:p>
            <text:p><text:span text:style-name="T4">- Click </text:span><text:span text:style-name="T5"><text:s/>Export</text:span><text:span text:style-name="T4"> 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6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49</text:p>
          </table:table-cell>
          <table:table-cell table:style-name="ce17" office:value-type="string">
            <text:p>Move contact</text:p>
          </table:table-cell>
          <table:table-cell table:style-name="ce17" office:value-type="string">
            <text:p>- Choose contact(s) and select <text:span text:style-name="T3">Move</text:span></text:p>
            <text:p><text:span text:style-name="T4">- Choose destination</text:span></text:p>
            <text:p><text:span text:style-name="T4"/></text:p>
          </table:table-cell>
          <table:table-cell table:style-name="ce17" office:value-type="string">
            <text:p>Actions are done, contact(s) is moved to new plac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2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50</text:p>
          </table:table-cell>
          <table:table-cell table:style-name="ce17" office:value-type="string">
            <text:p>Tag on specific contact</text:p>
          </table:table-cell>
          <table:table-cell table:style-name="ce17" office:value-type="string">
            <text:p>- Right click on one contact from list or choose some, then choose Tag option on menu Or click <text:s/>Tag icon in tool bar</text:p>
            <text:p><text:span text:style-name="T4">- Input Tag Name and click </text:span><text:span text:style-name="T5">Save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3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51</text:p>
          </table:table-cell>
          <table:table-cell table:style-name="ce17" office:value-type="string">
            <text:p>Send Email contact</text:p>
          </table:table-cell>
          <table:table-cell table:style-name="ce17" office:value-type="string">
            <text:p>- Right click on one contact from list and select Email</text:p>
            <text:p><text:span text:style-name="T4">- Click </text:span><text:span text:style-name="T5">Send </text:span><text:span text:style-name="T4">in send mail form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4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52</text:p>
          </table:table-cell>
          <table:table-cell table:style-name="ce17" office:value-type="string">
            <text:p>Delete contact</text:p>
          </table:table-cell>
          <table:table-cell table:style-name="ce17" office:value-type="string">
            <text:p>- Right click on one or select some contact(s) and select <text:span text:style-name="T3">Delete</text:span></text:p>
            <text:p><text:span text:style-name="T4">- Click </text:span><text:span text:style-name="T5">OK </text:span><text:span text:style-name="T4">to confirm</text:span></text:p>
          </table:table-cell>
          <table:table-cell table:style-name="ce17" office:value-type="string">
            <text:p>Actions are done, selected contacts are remov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4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53</text:p>
          </table:table-cell>
          <table:table-cell table:style-name="ce17" office:value-type="string">
            <text:p>Print contact</text:p>
          </table:table-cell>
          <table:table-cell table:style-name="ce17" office:value-type="string">
            <text:p>Right click on one contact or choose some and select <text:span text:style-name="T3">Print</text:span></text:p>
          </table:table-cell>
          <table:table-cell table:style-name="ce17" office:value-type="string">
            <text:p>Print preview form is shown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6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54</text:p>
          </table:table-cell>
          <table:table-cell table:style-name="ce17" office:value-type="string">
            <text:p>Copy/Paste</text:p>
          </table:table-cell>
          <table:table-cell table:style-name="ce17" office:value-type="string">
            <text:p>- Right click on one contact or choose some and select <text:span text:style-name="T3">Copy</text:span></text:p>
            <text:p><text:span text:style-name="T4">- Right click on another address </text:span><text:span text:style-name="T4">book, select <text:s/></text:span><text:span text:style-name="T5">Paste 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6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55</text:p>
          </table:table-cell>
          <table:table-cell table:style-name="ce17" office:value-type="string">
            <text:p>Edit contact</text:p>
          </table:table-cell>
          <table:table-cell table:style-name="ce17" office:value-type="string">
            <text:p>- Right click on specific contact &amp; select Edit</text:p>
            <text:p><text:span text:style-name="T4">- In Edit contact form: Change </text:span><text:span text:style-name="T4">values and click </text:span><text:span text:style-name="T5">Save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4">
          <table:table-cell table:style-name="ce12" office:value-type="string">
            <text:p>Contact</text:p>
          </table:table-cell>
          <table:table-cell table:style-name="ce12" office:value-type="string">
            <text:p>Search</text:p>
          </table:table-cell>
          <table:table-cell table:style-name="ce15" office:value-type="string">
            <text:p>SNF_CS_56</text:p>
          </table:table-cell>
          <table:table-cell table:style-name="ce17" office:value-type="string">
            <text:p>Quick search </text:p>
          </table:table-cell>
          <table:table-cell table:style-name="ce17" office:value-type="string">
            <text:p>Input a normal text and click <text:span text:style-name="T3">Search</text:span> icon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6">
          <table:table-cell table:style-name="ce12" office:value-type="string">
            <text:p>Contact</text:p>
          </table:table-cell>
          <table:table-cell table:style-name="ce12" office:value-type="string">
            <text:p>Search</text:p>
          </table:table-cell>
          <table:table-cell table:style-name="ce15" office:value-type="string">
            <text:p>SNF_CS_57</text:p>
          </table:table-cell>
          <table:table-cell table:style-name="ce17" office:value-type="string">
            <text:p>Advanced search(simple case)</text:p>
          </table:table-cell>
          <table:table-cell table:style-name="ce20" office:value-type="string">
            <text:p><text:span text:style-name="T4">In Advanced search form:</text:span></text:p>
            <text:p>Input search condition and click <text:span text:style-name="T3">Search</text:span>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5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58</text:p>
          </table:table-cell>
          <table:table-cell table:style-name="ce17" office:value-type="string">
            <text:p>Create new room</text:p>
          </table:table-cell>
          <table:table-cell table:style-name="ce17" office:value-type="string">
            <text:p>- Click New Room in Action bar</text:p>
            <text:p>- Input valid value for room name</text:p>
            <text:p>- Click Save</text:p>
          </table:table-cell>
          <table:table-cell table:style-name="ce17" office:value-type="string">
            <text:p>New room is added, conversation window is open with configuration form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5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59</text:p>
          </table:table-cell>
          <table:table-cell table:style-name="ce17" office:value-type="string">
            <text:p>Invite</text:p>
          </table:table-cell>
          <table:table-cell table:style-name="ce17"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table:style-name="ce17"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8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60</text:p>
          </table:table-cell>
          <table:table-cell table:style-name="ce17" office:value-type="string">
            <text:p>Configure</text:p>
          </table:table-cell>
          <table:table-cell table:style-name="ce17"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table:style-name="ce17" office:value-type="string">
            <text:p>Change in the configuration is saved or not</text:p>
          </table:table-cell>
          <table:table-cell table:style-name="ce22" office:value-type="string">
            <text:p>NotRun</text:p>
          </table:table-cell>
          <table:table-cell table:style-name="ce25"/>
          <table:table-cell table:style-name="ce24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0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61</text:p>
          </table:table-cell>
          <table:table-cell table:style-name="ce17" office:value-type="string">
            <text:p>Send message in chat room</text:p>
          </table:table-cell>
          <table:table-cell table:style-name="ce17" office:value-type="string">
            <text:p>- Add new room</text:p>
            <text:p>- Invite others to join room</text:p>
            <text:p>- Room's participants send message together</text:p>
          </table:table-cell>
          <table:table-cell table:style-name="ce17" office:value-type="string">
            <text:p>Messages are sent &amp; received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4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62</text:p>
          </table:table-cell>
          <table:table-cell table:style-name="ce17" office:value-type="string">
            <text:p>Leave</text:p>
          </table:table-cell>
          <table:table-cell table:style-name="ce17" office:value-type="string">
            <text:p>- Add new room</text:p>
            <text:p>- Click Leave in the chat room</text:p>
          </table:table-cell>
          <table:table-cell table:style-name="ce17" office:value-type="string">
            <text:p>The chat room is clos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6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63</text:p>
          </table:table-cell>
          <table:table-cell table:style-name="ce17" office:value-type="string">
            <text:p>Join room</text:p>
          </table:table-cell>
          <table:table-cell table:style-name="ce17" office:value-type="string">
            <text:p>- Add some new rooms</text:p>
            <text:p>- Click Join room in Action bar</text:p>
          </table:table-cell>
          <table:table-cell table:style-name="ce17"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2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64</text:p>
          </table:table-cell>
          <table:table-cell table:style-name="ce17" office:value-type="string">
            <text:p>Show sent messages in period of time</text:p>
          </table:table-cell>
          <table:table-cell table:style-name="ce20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table:style-name="ce17" office:value-type="string">
            <text:p>Sent messages at corresponding time will be display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7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5</text:p>
          </table:table-cell>
          <table:table-cell table:style-name="ce17" office:value-type="string">
            <text:p>Add contact</text:p>
          </table:table-cell>
          <table:table-cell table:style-name="ce17"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table:style-name="ce17"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8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6</text:p>
          </table:table-cell>
          <table:table-cell table:style-name="ce17" office:value-type="string">
            <text:p>Add private chat</text:p>
          </table:table-cell>
          <table:table-cell table:style-name="ce17"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table:style-name="ce17" office:value-type="string">
            <text:p>A private chat room between A &amp; B is shown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9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7</text:p>
          </table:table-cell>
          <table:table-cell table:style-name="ce17" office:value-type="string">
            <text:p>Send message in private chat</text:p>
          </table:table-cell>
          <table:table-cell table:style-name="ce17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table:style-name="ce17" office:value-type="string">
            <text:p>User A &amp; B can send &amp; receive message proper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9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8</text:p>
          </table:table-cell>
          <table:table-cell table:style-name="ce17" office:value-type="string">
            <text:p>Send file in private chat</text:p>
          </table:table-cell>
          <table:table-cell table:style-name="ce17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table:style-name="ce17"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5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9</text:p>
          </table:table-cell>
          <table:table-cell table:style-name="ce17" office:value-type="string">
            <text:p>Export private chat history</text:p>
          </table:table-cell>
          <table:table-cell table:style-name="ce21" office:value-type="string">
            <text:p><text:span text:style-name="T7">- Login by 2 users in different </text:span><text:span text:style-name="T7">browsers </text:span></text:p>
            <text:p><text:span text:style-name="T7">- User A adds user B into </text:span><text:span text:style-name="T7">personal contacts list</text:span></text:p>
            <text:p><text:span text:style-name="T7">- User A right-click on user B's </text:span><text:span text:style-name="T7">name in the personal contacts </text:span><text:span text:style-name="T7">list and choose Send message</text:span></text:p>
            <text:p><text:span text:style-name="T7">- A &amp; B send message </text:span><text:span text:style-name="T7">together</text:span></text:p>
            <text:p><text:span text:style-name="T7">- One of 2 users click Export </text:span><text:span text:style-name="T7">History in the private room</text:span></text:p>
          </table:table-cell>
          <table:table-cell table:style-name="ce17" office:value-type="string">
            <text:p>All sent messages between 2 users are exported in a file (except information relates to sent file)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18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70</text:p>
          </table:table-cell>
          <table:table-cell table:style-name="ce17" office:value-type="string">
            <text:p>Remove contact</text:p>
          </table:table-cell>
          <table:table-cell table:style-name="ce17" office:value-type="string">
            <text:p>- User A adds user B into his personal contacts list</text:p>
            <text:p>- Right click on added contact from list on your left and select Remove</text:p>
          </table:table-cell>
          <table:table-cell table:style-name="ce17" office:value-type="string">
            <text:p>Both user A &amp; B are removed from personal contacts list of each others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30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71</text:p>
          </table:table-cell>
          <table:table-cell table:style-name="ce17" office:value-type="string">
            <text:p>Show sent messages in period of time</text:p>
          </table:table-cell>
          <table:table-cell table:style-name="ce20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table:style-name="ce17" office:value-type="string">
            <text:p>Sent messages at corresponding time will be display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31">
          <table:table-cell table:style-name="ce12" office:value-type="string">
            <text:p>Chat</text:p>
          </table:table-cell>
          <table:table-cell table:style-name="ce12"/>
          <table:table-cell table:style-name="ce15" office:value-type="string">
            <text:p>SNF_CS_72</text:p>
          </table:table-cell>
          <table:table-cell table:style-name="ce17" office:value-type="string">
            <text:p>User status</text:p>
          </table:table-cell>
          <table:table-cell table:style-name="ce20" office:value-type="string">
            <text:p>- Login in Chat application</text:p>
            <text:p>- Change status</text:p>
          </table:table-cell>
          <table:table-cell table:style-name="ce17" office:value-type="string">
            <text:p>Icon for your status is chang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 office:value-type="string">
            <text:p>Hanh.ly</text:p>
          </table:table-cell>
          <table:table-cell table:number-columns-repeated="242"/>
        </table:table-row>
        <table:table-row table:style-name="ro2" table:number-rows-repeated="65462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Sniff Test'.A1:'Sniff Test'.G8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'Sniff Test'.A1:'Sniff Test'.I65485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'Sniff Test'.A1:'Sniff Test'.I65485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11.6902in" fo:page-height="8.2701in" style:num-format="1" style:print-orientation="landscape" fo:margin-top="0.2in" fo:margin-bottom="0.2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2">04/02/2010</text:date>, <text:time>14:5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8-12-16T22:10:12</meta:creation-date>
    <dc:creator>Tran Thi Voc</dc:creator>
    <dc:date>2010-04-02T14:53:05</dc:date>
    <meta:editing-cycles>70</meta:editing-cycles>
    <meta:editing-duration>P2DT3H53M5S</meta:editing-duration>
    <meta:user-defined meta:name="Info 1"/>
    <meta:user-defined meta:name="Info 2"/>
    <meta:user-defined meta:name="Info 3"/>
    <meta:user-defined meta:name="Info 4"/>
    <meta:document-statistic meta:table-count="2" meta:cell-count="679"/>
  </office:meta>
</office:document-meta>
</file>